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22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-bottom="0.06pt solid #000000" fo:background-color="#ffffcc" style:cell-protect="none" style:print-content="tru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 style:data-style-name="N12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00ff"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23"/>
    <style:style style:name="ce25" style:family="table-cell" style:parent-style-name="Default" style:data-style-name="N124"/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m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otected="true" table:protection-key="wlBVW87Ib5VTN2WxBbs5bjLrUIE=" table:protection-key-digest-algorithm="http://www.w3.org/2000/09/xmldsig#sha1" table:print="false">
        <table:table-protection table:select-unprotected-cells="true"/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ce25"/>
        <table:table-column table:style-name="co1" table:number-columns-repeated="1017" table:default-cell-style-name="Default"/>
        <table:table-row table:style-name="ro2">
          <table:table-cell table:style-name="ce1" office:value-type="string" table:number-columns-spanned="3" table:number-rows-spanned="1">
            <text:p>Av96 (aperture) values</text:p>
          </table:table-cell>
          <table:covered-table-cell table:style-name="ce10"/>
          <table:covered-table-cell/>
          <table:table-cell table:style-name="ce22" office:value-type="string" table:number-columns-spanned="2" table:number-rows-spanned="1">
            <text:p>Eric Sandbo (kidtree)</text:p>
          </table:table-cell>
          <table:covered-table-cell/>
          <table:table-cell table:style-name="ce1" office:value-type="string" table:number-columns-spanned="3" table:number-rows-spanned="1">
            <text:p>Tv96 (shutter speed) values</text:p>
          </table:table-cell>
          <table:covered-table-cell table:number-columns-repeated="2" table:style-name="ce10"/>
          <table:table-cell table:number-columns-repeated="1016"/>
        </table:table-row>
        <table:table-row table:style-name="ro2">
          <table:table-cell table:style-name="ce2" office:value-type="string">
            <text:p>AvID #</text:p>
          </table:table-cell>
          <table:table-cell table:style-name="ce2" office:value-type="string">
            <text:p>f/ <text:s text:c="2"/>(f-stop)</text:p>
          </table:table-cell>
          <table:table-cell table:style-name="ce2" office:value-type="string">
            <text:p>Av96</text:p>
          </table:table-cell>
          <table:table-cell table:style-name="ce2" table:number-columns-repeated="2"/>
          <table:table-cell table:style-name="ce2" office:value-type="string">
            <text:p>TvID #</text:p>
          </table:table-cell>
          <table:table-cell table:style-name="ce2" office:value-type="string">
            <text:p>shutter speed</text:p>
          </table:table-cell>
          <table:table-cell table:style-name="ce2" office:value-type="string">
            <text:p>Tv96</text:p>
          </table:table-cell>
          <table:table-cell table:style-name="ce2" table:number-columns-repeated="1016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formula="of:=[.A3] * 32" office:value-type="float" office:value="0">
            <text:p>0</text:p>
          </table:table-cell>
          <table:table-cell table:number-columns-repeated="2"/>
          <table:table-cell office:value-type="float" office:value="-33">
            <text:p>-33</text:p>
          </table:table-cell>
          <table:table-cell table:style-name="ce24" table:formula="of:=2^(([.F3])/-3)" office:value-type="float" office:value="2048">
            <text:p>2048</text:p>
          </table:table-cell>
          <table:table-cell table:formula="of:=[.F3]*32" office:value-type="float" office:value="-1056">
            <text:p>-1056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style-name="ce11" table:formula="of:=2^(([.A4])/6)" office:value-type="float" office:value="1.12246204830937">
            <text:p>1.1</text:p>
          </table:table-cell>
          <table:table-cell table:formula="of:=[.A4] * 32" office:value-type="float" office:value="32">
            <text:p>32</text:p>
          </table:table-cell>
          <table:table-cell table:number-columns-repeated="2"/>
          <table:table-cell office:value-type="float" office:value="-32">
            <text:p>-32</text:p>
          </table:table-cell>
          <table:table-cell table:style-name="ce24" table:formula="of:=2^(([.F4])/-3)" office:value-type="float" office:value="1625.49867721544">
            <text:p>1625.5</text:p>
          </table:table-cell>
          <table:table-cell table:formula="of:=[.F4]*32" office:value-type="float" office:value="-1024">
            <text:p>-1024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table:style-name="ce11" table:formula="of:=2^(([.A5])/6)" office:value-type="float" office:value="1.25992104989487">
            <text:p>1.3</text:p>
          </table:table-cell>
          <table:table-cell table:formula="of:=[.A5] * 32" office:value-type="float" office:value="64">
            <text:p>64</text:p>
          </table:table-cell>
          <table:table-cell table:number-columns-repeated="2"/>
          <table:table-cell office:value-type="float" office:value="-31">
            <text:p>-31</text:p>
          </table:table-cell>
          <table:table-cell table:style-name="ce24" table:formula="of:=2^(([.F5])/-3)" office:value-type="float" office:value="1290.15915509235">
            <text:p>1290.2</text:p>
          </table:table-cell>
          <table:table-cell table:formula="of:=[.F5]*32" office:value-type="float" office:value="-992">
            <text:p>-992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table:style-name="ce11" table:formula="of:=2^(([.A6])/6)" office:value-type="float" office:value="1.4142135623731">
            <text:p>1.4</text:p>
          </table:table-cell>
          <table:table-cell table:formula="of:=[.A6] * 32" office:value-type="float" office:value="96">
            <text:p>96</text:p>
          </table:table-cell>
          <table:table-cell table:number-columns-repeated="2"/>
          <table:table-cell office:value-type="float" office:value="-30">
            <text:p>-30</text:p>
          </table:table-cell>
          <table:table-cell table:style-name="ce24" table:formula="of:=2^(([.F6])/-3)" office:value-type="float" office:value="1024">
            <text:p>1024</text:p>
          </table:table-cell>
          <table:table-cell table:formula="of:=[.F6]*32" office:value-type="float" office:value="-960">
            <text:p>-960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11" table:formula="of:=2^(([.A7])/6)" office:value-type="float" office:value="1.5874010519682">
            <text:p>1.6</text:p>
          </table:table-cell>
          <table:table-cell table:formula="of:=[.A7] * 32" office:value-type="float" office:value="128">
            <text:p>128</text:p>
          </table:table-cell>
          <table:table-cell table:number-columns-repeated="2"/>
          <table:table-cell office:value-type="float" office:value="-29">
            <text:p>-29</text:p>
          </table:table-cell>
          <table:table-cell table:style-name="ce24" table:formula="of:=2^(([.F7])/-3)" office:value-type="float" office:value="812.749338607718">
            <text:p>812.7</text:p>
          </table:table-cell>
          <table:table-cell table:formula="of:=[.F7]*32" office:value-type="float" office:value="-928">
            <text:p>-928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table:style-name="ce11" table:formula="of:=2^(([.A8])/6)" office:value-type="float" office:value="1.78179743628068">
            <text:p>1.8</text:p>
          </table:table-cell>
          <table:table-cell table:formula="of:=[.A8] * 32" office:value-type="float" office:value="160">
            <text:p>160</text:p>
          </table:table-cell>
          <table:table-cell table:number-columns-repeated="2"/>
          <table:table-cell office:value-type="float" office:value="-28">
            <text:p>-28</text:p>
          </table:table-cell>
          <table:table-cell table:style-name="ce24" table:formula="of:=2^(([.F8])/-3)" office:value-type="float" office:value="645.079577546175">
            <text:p>645.1</text:p>
          </table:table-cell>
          <table:table-cell table:formula="of:=[.F8]*32" office:value-type="float" office:value="-896">
            <text:p>-896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table:style-name="ce11" table:formula="of:=2^(([.A9])/6)" office:value-type="float" office:value="2">
            <text:p>2</text:p>
          </table:table-cell>
          <table:table-cell table:formula="of:=[.A9] * 32" office:value-type="float" office:value="192">
            <text:p>192</text:p>
          </table:table-cell>
          <table:table-cell table:number-columns-repeated="2"/>
          <table:table-cell office:value-type="float" office:value="-27">
            <text:p>-27</text:p>
          </table:table-cell>
          <table:table-cell table:style-name="ce24" table:formula="of:=2^(([.F9])/-3)" office:value-type="float" office:value="512">
            <text:p>512</text:p>
          </table:table-cell>
          <table:table-cell table:formula="of:=[.F9]*32" office:value-type="float" office:value="-864">
            <text:p>-86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table:style-name="ce11" table:formula="of:=2^(([.A10])/6)" office:value-type="float" office:value="2.24492409661875">
            <text:p>2.2</text:p>
          </table:table-cell>
          <table:table-cell table:formula="of:=[.A10] * 32" office:value-type="float" office:value="224">
            <text:p>224</text:p>
          </table:table-cell>
          <table:table-cell table:number-columns-repeated="2"/>
          <table:table-cell office:value-type="float" office:value="-26">
            <text:p>-26</text:p>
          </table:table-cell>
          <table:table-cell table:style-name="ce24" table:formula="of:=2^(([.F10])/-3)" office:value-type="float" office:value="406.374669303859">
            <text:p>406.4</text:p>
          </table:table-cell>
          <table:table-cell table:formula="of:=[.F10]*32" office:value-type="float" office:value="-832">
            <text:p>-832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table:style-name="ce11" table:formula="of:=2^(([.A11])/6)" office:value-type="float" office:value="2.51984209978975">
            <text:p>2.5</text:p>
          </table:table-cell>
          <table:table-cell table:formula="of:=[.A11] * 32" office:value-type="float" office:value="256">
            <text:p>256</text:p>
          </table:table-cell>
          <table:table-cell table:number-columns-repeated="2"/>
          <table:table-cell office:value-type="float" office:value="-25">
            <text:p>-25</text:p>
          </table:table-cell>
          <table:table-cell table:style-name="ce24" table:formula="of:=2^(([.F11])/-3)" office:value-type="float" office:value="322.539788773088">
            <text:p>322.5</text:p>
          </table:table-cell>
          <table:table-cell table:formula="of:=[.F11]*32" office:value-type="float" office:value="-800">
            <text:p>-800</text:p>
          </table:table-cell>
          <table:table-cell table:number-columns-repeated="1016"/>
        </table:table-row>
        <table:table-row table:style-name="ro2">
          <table:table-cell office:value-type="float" office:value="9">
            <text:p>9</text:p>
          </table:table-cell>
          <table:table-cell table:style-name="ce11" table:formula="of:=2^(([.A12])/6)" office:value-type="float" office:value="2.82842712474619">
            <text:p>2.8</text:p>
          </table:table-cell>
          <table:table-cell table:formula="of:=[.A12] * 32" office:value-type="float" office:value="288">
            <text:p>288</text:p>
          </table:table-cell>
          <table:table-cell table:number-columns-repeated="2"/>
          <table:table-cell office:value-type="float" office:value="-24">
            <text:p>-24</text:p>
          </table:table-cell>
          <table:table-cell table:style-name="ce24" table:formula="of:=2^(([.F12])/-3)" office:value-type="float" office:value="256">
            <text:p>256</text:p>
          </table:table-cell>
          <table:table-cell table:formula="of:=[.F12]*32" office:value-type="float" office:value="-768">
            <text:p>-768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table:style-name="ce11" table:formula="of:=2^(([.A13])/6)" office:value-type="float" office:value="3.1748021039364">
            <text:p>3.2</text:p>
          </table:table-cell>
          <table:table-cell table:formula="of:=[.A13] * 32" office:value-type="float" office:value="320">
            <text:p>320</text:p>
          </table:table-cell>
          <table:table-cell table:number-columns-repeated="2"/>
          <table:table-cell office:value-type="float" office:value="-23">
            <text:p>-23</text:p>
          </table:table-cell>
          <table:table-cell table:style-name="ce24" table:formula="of:=2^(([.F13])/-3)" office:value-type="float" office:value="203.18733465193">
            <text:p>203.2</text:p>
          </table:table-cell>
          <table:table-cell table:formula="of:=[.F13]*32" office:value-type="float" office:value="-736">
            <text:p>-736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table:style-name="ce11" table:formula="of:=2^(([.A14])/6)" office:value-type="float" office:value="3.56359487256136">
            <text:p>3.6</text:p>
          </table:table-cell>
          <table:table-cell table:formula="of:=[.A14] * 32" office:value-type="float" office:value="352">
            <text:p>352</text:p>
          </table:table-cell>
          <table:table-cell table:number-columns-repeated="2"/>
          <table:table-cell office:value-type="float" office:value="-22">
            <text:p>-22</text:p>
          </table:table-cell>
          <table:table-cell table:style-name="ce24" table:formula="of:=2^(([.F14])/-3)" office:value-type="float" office:value="161.269894386544">
            <text:p>161.3</text:p>
          </table:table-cell>
          <table:table-cell table:formula="of:=[.F14]*32" office:value-type="float" office:value="-704">
            <text:p>-704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table:style-name="ce11" table:formula="of:=2^(([.A15])/6)" office:value-type="float" office:value="4">
            <text:p>4</text:p>
          </table:table-cell>
          <table:table-cell table:formula="of:=[.A15] * 32" office:value-type="float" office:value="384">
            <text:p>384</text:p>
          </table:table-cell>
          <table:table-cell table:number-columns-repeated="2"/>
          <table:table-cell office:value-type="float" office:value="-21">
            <text:p>-21</text:p>
          </table:table-cell>
          <table:table-cell table:style-name="ce24" table:formula="of:=2^(([.F15])/-3)" office:value-type="float" office:value="128">
            <text:p>128</text:p>
          </table:table-cell>
          <table:table-cell table:formula="of:=[.F15]*32" office:value-type="float" office:value="-672">
            <text:p>-672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table:style-name="ce11" table:formula="of:=2^(([.A16])/6)" office:value-type="float" office:value="4.48984819323749">
            <text:p>4.5</text:p>
          </table:table-cell>
          <table:table-cell table:formula="of:=[.A16] * 32" office:value-type="float" office:value="416">
            <text:p>416</text:p>
          </table:table-cell>
          <table:table-cell table:number-columns-repeated="2"/>
          <table:table-cell office:value-type="float" office:value="-20">
            <text:p>-20</text:p>
          </table:table-cell>
          <table:table-cell table:style-name="ce24" table:formula="of:=2^(([.F16])/-3)" office:value-type="float" office:value="101.593667325965">
            <text:p>101.6</text:p>
          </table:table-cell>
          <table:table-cell table:formula="of:=[.F16]*32" office:value-type="float" office:value="-640">
            <text:p>-640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table:style-name="ce11" table:formula="of:=2^(([.A17])/6)" office:value-type="float" office:value="5.03968419957949">
            <text:p>5</text:p>
          </table:table-cell>
          <table:table-cell table:formula="of:=[.A17] * 32" office:value-type="float" office:value="448">
            <text:p>448</text:p>
          </table:table-cell>
          <table:table-cell table:number-columns-repeated="2"/>
          <table:table-cell office:value-type="float" office:value="-19">
            <text:p>-19</text:p>
          </table:table-cell>
          <table:table-cell table:style-name="ce24" table:formula="of:=2^(([.F17])/-3)" office:value-type="float" office:value="80.6349471932719">
            <text:p>80.6</text:p>
          </table:table-cell>
          <table:table-cell table:formula="of:=[.F17]*32" office:value-type="float" office:value="-608">
            <text:p>-608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table:style-name="ce11" table:formula="of:=2^(([.A18])/6)" office:value-type="float" office:value="5.65685424949238">
            <text:p>5.7</text:p>
          </table:table-cell>
          <table:table-cell table:formula="of:=[.A18] * 32" office:value-type="float" office:value="480">
            <text:p>480</text:p>
          </table:table-cell>
          <table:table-cell table:number-columns-repeated="2"/>
          <table:table-cell office:value-type="float" office:value="-18">
            <text:p>-18</text:p>
          </table:table-cell>
          <table:table-cell table:style-name="ce24" table:formula="of:=2^(([.F18])/-3)" office:value-type="float" office:value="64">
            <text:p>64</text:p>
          </table:table-cell>
          <table:table-cell table:formula="of:=[.F18]*32" office:value-type="float" office:value="-576">
            <text:p>-576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table:style-name="ce11" table:formula="of:=2^(([.A19])/6)" office:value-type="float" office:value="6.3496042078728">
            <text:p>6.3</text:p>
          </table:table-cell>
          <table:table-cell table:formula="of:=[.A19] * 32" office:value-type="float" office:value="512">
            <text:p>512</text:p>
          </table:table-cell>
          <table:table-cell table:number-columns-repeated="2"/>
          <table:table-cell office:value-type="float" office:value="-17">
            <text:p>-17</text:p>
          </table:table-cell>
          <table:table-cell table:style-name="ce24" table:formula="of:=2^(([.F19])/-3)" office:value-type="float" office:value="50.7968336629824">
            <text:p>50.8</text:p>
          </table:table-cell>
          <table:table-cell table:formula="of:=[.F19]*32" office:value-type="float" office:value="-544">
            <text:p>-544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table:style-name="ce11" table:formula="of:=2^(([.A20])/6)" office:value-type="float" office:value="7.12718974512272">
            <text:p>7.1</text:p>
          </table:table-cell>
          <table:table-cell table:formula="of:=[.A20] * 32" office:value-type="float" office:value="544">
            <text:p>544</text:p>
          </table:table-cell>
          <table:table-cell table:number-columns-repeated="2"/>
          <table:table-cell office:value-type="float" office:value="-16">
            <text:p>-16</text:p>
          </table:table-cell>
          <table:table-cell table:style-name="ce24" table:formula="of:=2^(([.F20])/-3)" office:value-type="float" office:value="40.3174735966359">
            <text:p>40.3</text:p>
          </table:table-cell>
          <table:table-cell table:formula="of:=[.F20]*32" office:value-type="float" office:value="-512">
            <text:p>-512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table:style-name="ce11" table:formula="of:=2^(([.A21])/6)" office:value-type="float" office:value="8">
            <text:p>8</text:p>
          </table:table-cell>
          <table:table-cell table:formula="of:=[.A21] * 32" office:value-type="float" office:value="576">
            <text:p>576</text:p>
          </table:table-cell>
          <table:table-cell table:number-columns-repeated="2"/>
          <table:table-cell office:value-type="float" office:value="-15">
            <text:p>-15</text:p>
          </table:table-cell>
          <table:table-cell table:style-name="ce24" table:formula="of:=2^(([.F21])/-3)" office:value-type="float" office:value="32">
            <text:p>32</text:p>
          </table:table-cell>
          <table:table-cell table:formula="of:=[.F21]*32" office:value-type="float" office:value="-480">
            <text:p>-480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table:style-name="ce11" table:formula="of:=2^(([.A22])/6)" office:value-type="float" office:value="8.97969638647498">
            <text:p>9</text:p>
          </table:table-cell>
          <table:table-cell table:formula="of:=[.A22] * 32" office:value-type="float" office:value="608">
            <text:p>608</text:p>
          </table:table-cell>
          <table:table-cell table:number-columns-repeated="2"/>
          <table:table-cell office:value-type="float" office:value="-14">
            <text:p>-14</text:p>
          </table:table-cell>
          <table:table-cell table:style-name="ce24" table:formula="of:=2^(([.F22])/-3)" office:value-type="float" office:value="25.3984168314912">
            <text:p>25.4</text:p>
          </table:table-cell>
          <table:table-cell table:formula="of:=[.F22]*32" office:value-type="float" office:value="-448">
            <text:p>-448</text:p>
          </table:table-cell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table:style-name="ce11" table:formula="of:=2^(([.A23])/6)" office:value-type="float" office:value="10.079368399159">
            <text:p>10.1</text:p>
          </table:table-cell>
          <table:table-cell table:formula="of:=[.A23] * 32" office:value-type="float" office:value="640">
            <text:p>640</text:p>
          </table:table-cell>
          <table:table-cell table:number-columns-repeated="2"/>
          <table:table-cell office:value-type="float" office:value="-13">
            <text:p>-13</text:p>
          </table:table-cell>
          <table:table-cell table:style-name="ce24" table:formula="of:=2^(([.F23])/-3)" office:value-type="float" office:value="20.158736798318">
            <text:p>20.2</text:p>
          </table:table-cell>
          <table:table-cell table:formula="of:=[.F23]*32" office:value-type="float" office:value="-416">
            <text:p>-416</text:p>
          </table:table-cell>
          <table:table-cell table:number-columns-repeated="1016"/>
        </table:table-row>
        <table:table-row table:style-name="ro2">
          <table:table-cell office:value-type="float" office:value="21">
            <text:p>21</text:p>
          </table:table-cell>
          <table:table-cell table:style-name="ce11" table:formula="of:=2^(([.A24])/6)" office:value-type="float" office:value="11.3137084989848">
            <text:p>11.3</text:p>
          </table:table-cell>
          <table:table-cell table:formula="of:=[.A24] * 32" office:value-type="float" office:value="672">
            <text:p>672</text:p>
          </table:table-cell>
          <table:table-cell table:number-columns-repeated="2"/>
          <table:table-cell office:value-type="float" office:value="-12">
            <text:p>-12</text:p>
          </table:table-cell>
          <table:table-cell table:style-name="ce24" table:formula="of:=2^(([.F24])/-3)" office:value-type="float" office:value="16">
            <text:p>16</text:p>
          </table:table-cell>
          <table:table-cell table:formula="of:=[.F24]*32" office:value-type="float" office:value="-384">
            <text:p>-384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table:style-name="ce11" table:formula="of:=2^(([.A25])/6)" office:value-type="float" office:value="12.6992084157456">
            <text:p>12.7</text:p>
          </table:table-cell>
          <table:table-cell table:formula="of:=[.A25] * 32" office:value-type="float" office:value="704">
            <text:p>704</text:p>
          </table:table-cell>
          <table:table-cell table:number-columns-repeated="2"/>
          <table:table-cell office:value-type="float" office:value="-11">
            <text:p>-11</text:p>
          </table:table-cell>
          <table:table-cell table:style-name="ce24" table:formula="of:=2^(([.F25])/-3)" office:value-type="float" office:value="12.6992084157456">
            <text:p>12.7</text:p>
          </table:table-cell>
          <table:table-cell table:formula="of:=[.F25]*32" office:value-type="float" office:value="-352">
            <text:p>-352</text:p>
          </table:table-cell>
          <table:table-cell table:number-columns-repeated="1016"/>
        </table:table-row>
        <table:table-row table:style-name="ro2">
          <table:table-cell office:value-type="float" office:value="23">
            <text:p>23</text:p>
          </table:table-cell>
          <table:table-cell table:style-name="ce11" table:formula="of:=2^(([.A26])/6)" office:value-type="float" office:value="14.2543794902454">
            <text:p>14.3</text:p>
          </table:table-cell>
          <table:table-cell table:formula="of:=[.A26] * 32" office:value-type="float" office:value="736">
            <text:p>736</text:p>
          </table:table-cell>
          <table:table-cell table:number-columns-repeated="2"/>
          <table:table-cell office:value-type="float" office:value="-10">
            <text:p>-10</text:p>
          </table:table-cell>
          <table:table-cell table:style-name="ce24" table:formula="of:=2^(([.F26])/-3)" office:value-type="float" office:value="10.079368399159">
            <text:p>10.1</text:p>
          </table:table-cell>
          <table:table-cell table:formula="of:=[.F26]*32" office:value-type="float" office:value="-320">
            <text:p>-320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table:style-name="ce11" table:formula="of:=2^(([.A27])/6)" office:value-type="float" office:value="16">
            <text:p>16</text:p>
          </table:table-cell>
          <table:table-cell table:formula="of:=[.A27] * 32" office:value-type="float" office:value="768">
            <text:p>768</text:p>
          </table:table-cell>
          <table:table-cell table:number-columns-repeated="2"/>
          <table:table-cell office:value-type="float" office:value="-9">
            <text:p>-9</text:p>
          </table:table-cell>
          <table:table-cell table:style-name="ce24" table:formula="of:=2^(([.F27])/-3)" office:value-type="float" office:value="8">
            <text:p>8</text:p>
          </table:table-cell>
          <table:table-cell table:formula="of:=[.F27]*32" office:value-type="float" office:value="-288">
            <text:p>-288</text:p>
          </table:table-cell>
          <table:table-cell table:number-columns-repeated="1016"/>
        </table:table-row>
        <table:table-row table:style-name="ro2">
          <table:table-cell office:value-type="float" office:value="25">
            <text:p>25</text:p>
          </table:table-cell>
          <table:table-cell table:style-name="ce11" table:formula="of:=2^(([.A28])/6)" office:value-type="float" office:value="17.95939277295">
            <text:p>18</text:p>
          </table:table-cell>
          <table:table-cell table:formula="of:=[.A28] * 32" office:value-type="float" office:value="800">
            <text:p>800</text:p>
          </table:table-cell>
          <table:table-cell table:number-columns-repeated="2"/>
          <table:table-cell office:value-type="float" office:value="-8">
            <text:p>-8</text:p>
          </table:table-cell>
          <table:table-cell table:style-name="ce24" table:formula="of:=2^(([.F28])/-3)" office:value-type="float" office:value="6.3496042078728">
            <text:p>6.3</text:p>
          </table:table-cell>
          <table:table-cell table:formula="of:=[.F28]*32" office:value-type="float" office:value="-256">
            <text:p>-256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table:style-name="ce11" table:formula="of:=2^(([.A29])/6)" office:value-type="float" office:value="20.158736798318">
            <text:p>20.2</text:p>
          </table:table-cell>
          <table:table-cell table:formula="of:=[.A29] * 32" office:value-type="float" office:value="832">
            <text:p>832</text:p>
          </table:table-cell>
          <table:table-cell table:number-columns-repeated="2"/>
          <table:table-cell office:value-type="float" office:value="-7">
            <text:p>-7</text:p>
          </table:table-cell>
          <table:table-cell table:style-name="ce24" table:formula="of:=2^(([.F29])/-3)" office:value-type="float" office:value="5.03968419957949">
            <text:p>5</text:p>
          </table:table-cell>
          <table:table-cell table:formula="of:=[.F29]*32" office:value-type="float" office:value="-224">
            <text:p>-224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table:style-name="ce11" table:formula="of:=2^(([.A30])/6)" office:value-type="float" office:value="22.6274169979695">
            <text:p>22.6</text:p>
          </table:table-cell>
          <table:table-cell table:formula="of:=[.A30] * 32" office:value-type="float" office:value="864">
            <text:p>864</text:p>
          </table:table-cell>
          <table:table-cell table:number-columns-repeated="2"/>
          <table:table-cell office:value-type="float" office:value="-6">
            <text:p>-6</text:p>
          </table:table-cell>
          <table:table-cell table:style-name="ce24" table:formula="of:=2^(([.F30])/-3)" office:value-type="float" office:value="4">
            <text:p>4</text:p>
          </table:table-cell>
          <table:table-cell table:formula="of:=[.F30]*32" office:value-type="float" office:value="-192">
            <text:p>-192</text:p>
          </table:table-cell>
          <table:table-cell table:number-columns-repeated="1016"/>
        </table:table-row>
        <table:table-row table:style-name="ro2">
          <table:table-cell office:value-type="float" office:value="28">
            <text:p>28</text:p>
          </table:table-cell>
          <table:table-cell table:style-name="ce11" table:formula="of:=2^(([.A31])/6)" office:value-type="float" office:value="25.3984168314912">
            <text:p>25.4</text:p>
          </table:table-cell>
          <table:table-cell table:formula="of:=[.A31] * 32" office:value-type="float" office:value="896">
            <text:p>896</text:p>
          </table:table-cell>
          <table:table-cell table:number-columns-repeated="2"/>
          <table:table-cell office:value-type="float" office:value="-5">
            <text:p>-5</text:p>
          </table:table-cell>
          <table:table-cell table:style-name="ce24" table:formula="of:=2^(([.F31])/-3)" office:value-type="float" office:value="3.1748021039364">
            <text:p>3.2</text:p>
          </table:table-cell>
          <table:table-cell table:formula="of:=[.F31]*32" office:value-type="float" office:value="-160">
            <text:p>-160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table:style-name="ce11" table:formula="of:=2^(([.A32])/6)" office:value-type="float" office:value="28.5087589804908">
            <text:p>28.5</text:p>
          </table:table-cell>
          <table:table-cell table:formula="of:=[.A32] * 32" office:value-type="float" office:value="928">
            <text:p>928</text:p>
          </table:table-cell>
          <table:table-cell table:number-columns-repeated="2"/>
          <table:table-cell office:value-type="float" office:value="-4">
            <text:p>-4</text:p>
          </table:table-cell>
          <table:table-cell table:style-name="ce24" table:formula="of:=2^(([.F32])/-3)" office:value-type="float" office:value="2.51984209978975">
            <text:p>2.5</text:p>
          </table:table-cell>
          <table:table-cell table:formula="of:=[.F32]*32" office:value-type="float" office:value="-128">
            <text:p>-128</text:p>
          </table:table-cell>
          <table:table-cell table:number-columns-repeated="1016"/>
        </table:table-row>
        <table:table-row table:style-name="ro2">
          <table:table-cell office:value-type="float" office:value="30">
            <text:p>30</text:p>
          </table:table-cell>
          <table:table-cell table:style-name="ce11" table:formula="of:=2^(([.A33])/6)" office:value-type="float" office:value="32">
            <text:p>32</text:p>
          </table:table-cell>
          <table:table-cell table:formula="of:=[.A33] * 32" office:value-type="float" office:value="960">
            <text:p>960</text:p>
          </table:table-cell>
          <table:table-cell table:number-columns-repeated="2"/>
          <table:table-cell office:value-type="float" office:value="-3">
            <text:p>-3</text:p>
          </table:table-cell>
          <table:table-cell table:style-name="ce24" table:formula="of:=2^(([.F33])/-3)" office:value-type="float" office:value="2">
            <text:p>2</text:p>
          </table:table-cell>
          <table:table-cell table:formula="of:=[.F33]*32" office:value-type="float" office:value="-96">
            <text:p>-9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-2">
            <text:p>-2</text:p>
          </table:table-cell>
          <table:table-cell table:style-name="ce24" table:formula="of:=2^(([.F34])/-3)" office:value-type="float" office:value="1.5874010519682">
            <text:p>1.6</text:p>
          </table:table-cell>
          <table:table-cell table:formula="of:=[.F34]*32" office:value-type="float" office:value="-64">
            <text:p>-64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-1">
            <text:p>-1</text:p>
          </table:table-cell>
          <table:table-cell table:style-name="ce24" table:formula="of:=2^(([.F35])/-3)" office:value-type="float" office:value="1.25992104989487">
            <text:p>1.3</text:p>
          </table:table-cell>
          <table:table-cell table:formula="of:=[.F35]*32" office:value-type="float" office:value="-32">
            <text:p>-32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">
            <text:p>0</text:p>
          </table:table-cell>
          <table:table-cell table:style-name="Default" table:formula="of:=2^(([.F36])/-3)" office:value-type="float" office:value="1">
            <text:p>1</text:p>
          </table:table-cell>
          <table:table-cell table:formula="of:=[.F36]*3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3" office:value-type="string" table:number-columns-spanned="3" table:number-rows-spanned="1">
            <text:p>Programming precise aperture</text:p>
          </table:table-cell>
          <table:covered-table-cell table:style-name="ce12"/>
          <table:covered-table-cell table:style-name="ce19"/>
          <table:table-cell table:number-columns-repeated="2"/>
          <table:table-cell office:value-type="float" office:value="1">
            <text:p>1</text:p>
          </table:table-cell>
          <table:table-cell table:style-name="Default" office:value-type="float" office:value="0.8">
            <text:p>0.8</text:p>
          </table:table-cell>
          <table:table-cell table:formula="of:=[.F37]*32" office:value-type="float" office:value="32">
            <text:p>32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Desired</text:p>
          </table:table-cell>
          <table:table-cell table:style-name="ce13"/>
          <table:table-cell table:style-name="ce20"/>
          <table:table-cell table:number-columns-repeated="2"/>
          <table:table-cell office:value-type="float" office:value="2">
            <text:p>2</text:p>
          </table:table-cell>
          <table:table-cell table:style-name="Default" office:value-type="float" office:value="0.6">
            <text:p>0.6</text:p>
          </table:table-cell>
          <table:table-cell table:formula="of:=[.F38]*32" office:value-type="float" office:value="64">
            <text:p>64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f/-stop</text:p>
          </table:table-cell>
          <table:table-cell table:style-name="ce14" office:value-type="string">
            <text:p>set_av x</text:p>
          </table:table-cell>
          <table:table-cell table:style-name="ce20"/>
          <table:table-cell table:number-columns-repeated="2"/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formula="of:=[.F39]*32" office:value-type="float" office:value="96">
            <text:p>96</text:p>
          </table:table-cell>
          <table:table-cell table:number-columns-repeated="1016"/>
        </table:table-row>
        <table:table-row table:style-name="ro2">
          <table:table-cell table:style-name="ce6" office:value-type="float" office:value="7.5">
            <text:p>7.5</text:p>
          </table:table-cell>
          <table:table-cell table:style-name="ce15" table:formula="of:=192*(LN([.A40])/LN(2))" office:value-type="float" office:value="558.122994356836">
            <text:p>558.12</text:p>
          </table:table-cell>
          <table:table-cell table:style-name="ce21"/>
          <table:table-cell table:number-columns-repeated="2"/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formula="of:=[.F40]*32" office:value-type="float" office:value="128">
            <text:p>128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f:=[.F41]*32" office:value-type="float" office:value="160">
            <text:p>16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23" office:value-type="string" table:number-columns-spanned="3" table:number-rows-spanned="1">
            <text:p> <text:s text:c="2"/>1/x <text:s/></text:p>
          </table:table-cell>
          <table:covered-table-cell table:style-name="ce26"/>
          <table:covered-table-cell/>
          <table:table-cell table:number-columns-repeated="1016"/>
        </table:table-row>
        <table:table-row table:style-name="ro2">
          <table:table-cell table:style-name="ce3" office:value-type="string" table:number-columns-spanned="3" table:number-rows-spanned="1">
            <text:p>Programming precise shutter speed</text:p>
          </table:table-cell>
          <table:covered-table-cell table:style-name="ce16"/>
          <table:covered-table-cell table:style-name="ce19"/>
          <table:table-cell table:number-columns-repeated="2"/>
          <table:table-cell office:value-type="float" office:value="6">
            <text:p>6</text:p>
          </table:table-cell>
          <table:table-cell table:formula="of:=2^(([.F43])/3)" office:value-type="float" office:value="4">
            <text:p>4</text:p>
          </table:table-cell>
          <table:table-cell table:formula="of:=[.F43]*32" office:value-type="float" office:value="192">
            <text:p>192</text:p>
          </table:table-cell>
          <table:table-cell table:style-name="ce27" office:value-type="string" table:number-columns-spanned="4" table:number-rows-spanned="7">
            <text:p>Center column of the <text:span text:style-name="T2">Tv</text:span> table is actual shutter times. <text:s/>The portion above the magenta bar is seconds. <text:s/>The portion below the bar is 1/x fractions of a second. <text:s/>Both sets of numbers are rounded to give standard shutter-speed times or a recognizeable approximation.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 table:style-name="ce4" office:value-type="string">
            <text:p>Desired</text:p>
          </table:table-cell>
          <table:table-cell table:style-name="ce13"/>
          <table:table-cell table:style-name="ce20"/>
          <table:table-cell table:number-columns-repeated="2"/>
          <table:table-cell office:value-type="float" office:value="7">
            <text:p>7</text:p>
          </table:table-cell>
          <table:table-cell table:formula="of:=2^(([.F44])/3)" office:value-type="float" office:value="5.03968419957949">
            <text:p>5</text:p>
          </table:table-cell>
          <table:table-cell table:formula="of:=[.F44]*32" office:value-type="float" office:value="224">
            <text:p>224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 table:style-name="ce4" office:value-type="string">
            <text:p>shutter</text:p>
          </table:table-cell>
          <table:table-cell table:style-name="ce17" office:value-type="string">
            <text:p>set_tv x</text:p>
          </table:table-cell>
          <table:table-cell table:style-name="ce20"/>
          <table:table-cell table:number-columns-repeated="2"/>
          <table:table-cell office:value-type="float" office:value="8">
            <text:p>8</text:p>
          </table:table-cell>
          <table:table-cell table:formula="of:=2^(([.F45])/3)" office:value-type="float" office:value="6.3496042078728">
            <text:p>6.3</text:p>
          </table:table-cell>
          <table:table-cell table:formula="of:=[.F45]*32" office:value-type="float" office:value="256">
            <text:p>256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 table:style-name="ce7" office:value-type="float" office:value="0.3">
            <text:p>0.3</text:p>
          </table:table-cell>
          <table:table-cell table:style-name="ce18" table:formula="of:=-96*LN([.A46])/LN(2)" office:value-type="float" office:value="166.748697039956">
            <text:p>166.75</text:p>
          </table:table-cell>
          <table:table-cell table:style-name="ce21"/>
          <table:table-cell table:number-columns-repeated="2"/>
          <table:table-cell office:value-type="float" office:value="9">
            <text:p>9</text:p>
          </table:table-cell>
          <table:table-cell table:formula="of:=2^(([.F46])/3)" office:value-type="float" office:value="8">
            <text:p>8</text:p>
          </table:table-cell>
          <table:table-cell table:formula="of:=[.F46]*32" office:value-type="float" office:value="288">
            <text:p>288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 table:number-columns-repeated="5"/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.F47]*32" office:value-type="float" office:value="320">
            <text:p>320</text:p>
          </table:table-cell>
          <table:covered-table-cell table:number-columns-repeated="4"/>
          <table:table-cell table:number-columns-repeated="1012"/>
        </table:table-row>
        <table:table-row table:style-name="ro2">
          <table:table-cell table:style-name="ce8" office:value-type="string" table:number-columns-spanned="4" table:number-rows-spanned="6">
            <text:p>For whole seconds or obvious fractions of a second, enter the number of seconds you want: 25 for 25 seconds, 0.20 for 1/5 second, etc.</text:p>
            <text:p>For fractions of a second, enter =<text:span text:style-name="T1">[fraction]</text:span> (example: 1/450 sec., enter =1/450.</text:p>
            <text:p>For minutes, enter =<text:span text:style-name="T1">[minutes]</text:span>*60</text:p>
          </table:table-cell>
          <table:covered-table-cell table:number-columns-repeated="3"/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F48]*32" office:value-type="float" office:value="352">
            <text:p>352</text:p>
          </table:table-cell>
          <table:covered-table-cell table:number-columns-repeated="4"/>
          <table:table-cell table:number-columns-repeated="1012"/>
        </table:table-row>
        <table:table-row table:style-name="ro2">
          <table:covered-table-cell table:number-columns-repeated="4"/>
          <table:table-cell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[.F49]*32" office:value-type="float" office:value="384">
            <text:p>384</text:p>
          </table:table-cell>
          <table:covered-table-cell table:number-columns-repeated="4"/>
          <table:table-cell table:number-columns-repeated="1012"/>
        </table:table-row>
        <table:table-row table:style-name="ro2">
          <table:covered-table-cell table:number-columns-repeated="4"/>
          <table:table-cell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F50]*32" office:value-type="float" office:value="416">
            <text:p>416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/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formula="of:=[.F51]*32" office:value-type="float" office:value="448">
            <text:p>448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/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F52]*32" office:value-type="float" office:value="480">
            <text:p>480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/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[.F53]*32" office:value-type="float" office:value="512">
            <text:p>512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table:formula="of:=[.F54]*32" office:value-type="float" office:value="544">
            <text:p>544</text:p>
          </table:table-cell>
          <table:table-cell table:number-columns-repeated="1016"/>
        </table:table-row>
        <table:table-row table:style-name="ro2">
          <table:table-cell table:style-name="ce9" office:value-type="string" table:number-columns-spanned="4" table:number-rows-spanned="4">
            <text:p>set_av and set_tv values must be whole numbers. <text:s/>Decimal places are given to indicate the whole numbers' proximity to precise value.</text:p>
          </table:table-cell>
          <table:covered-table-cell table:number-columns-repeated="3"/>
          <table:table-cell/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table:formula="of:=[.F55]*32" office:value-type="float" office:value="576">
            <text:p>576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/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table:formula="of:=[.F56]*32" office:value-type="float" office:value="608">
            <text:p>608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/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[.F57]*32" office:value-type="float" office:value="640">
            <text:p>640</text:p>
          </table:table-cell>
          <table:table-cell table:number-columns-repeated="1016"/>
        </table:table-row>
        <table:table-row table:style-name="ro2">
          <table:covered-table-cell table:number-columns-repeated="4"/>
          <table:table-cell/>
          <table:table-cell office:value-type="float" office:value="21">
            <text:p>21</text:p>
          </table:table-cell>
          <table:table-cell table:formula="of:=2^(([.F58])/3)" office:value-type="float" office:value="128">
            <text:p>128</text:p>
          </table:table-cell>
          <table:table-cell table:formula="of:=[.F58]*32" office:value-type="float" office:value="672">
            <text:p>672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table:formula="of:=[.F59]*32" office:value-type="float" office:value="704">
            <text:p>704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23">
            <text:p>23</text:p>
          </table:table-cell>
          <table:table-cell office:value-type="float" office:value="200">
            <text:p>200</text:p>
          </table:table-cell>
          <table:table-cell table:formula="of:=[.F60]*32" office:value-type="float" office:value="736">
            <text:p>73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24">
            <text:p>24</text:p>
          </table:table-cell>
          <table:table-cell office:value-type="float" office:value="250">
            <text:p>250</text:p>
          </table:table-cell>
          <table:table-cell table:formula="of:=[.F61]*32" office:value-type="float" office:value="768">
            <text:p>768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25">
            <text:p>25</text:p>
          </table:table-cell>
          <table:table-cell office:value-type="float" office:value="320">
            <text:p>320</text:p>
          </table:table-cell>
          <table:table-cell table:formula="of:=[.F62]*32" office:value-type="float" office:value="800">
            <text:p>800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26">
            <text:p>26</text:p>
          </table:table-cell>
          <table:table-cell office:value-type="float" office:value="400">
            <text:p>400</text:p>
          </table:table-cell>
          <table:table-cell table:formula="of:=[.F63]*32" office:value-type="float" office:value="832">
            <text:p>832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formula="of:=[.F64]*32" office:value-type="float" office:value="864">
            <text:p>864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28">
            <text:p>28</text:p>
          </table:table-cell>
          <table:table-cell office:value-type="float" office:value="640">
            <text:p>640</text:p>
          </table:table-cell>
          <table:table-cell table:formula="of:=[.F65]*32" office:value-type="float" office:value="896">
            <text:p>89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29">
            <text:p>29</text:p>
          </table:table-cell>
          <table:table-cell office:value-type="float" office:value="800">
            <text:p>800</text:p>
          </table:table-cell>
          <table:table-cell table:formula="of:=[.F66]*32" office:value-type="float" office:value="928">
            <text:p>928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30">
            <text:p>30</text:p>
          </table:table-cell>
          <table:table-cell office:value-type="float" office:value="1000">
            <text:p>1,000</text:p>
          </table:table-cell>
          <table:table-cell table:formula="of:=[.F67]*32" office:value-type="float" office:value="960">
            <text:p>960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31">
            <text:p>31</text:p>
          </table:table-cell>
          <table:table-cell office:value-type="float" office:value="1250">
            <text:p>1,250</text:p>
          </table:table-cell>
          <table:table-cell table:formula="of:=[.F68]*32" office:value-type="float" office:value="992">
            <text:p>992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32">
            <text:p>32</text:p>
          </table:table-cell>
          <table:table-cell office:value-type="float" office:value="1600">
            <text:p>1,600</text:p>
          </table:table-cell>
          <table:table-cell table:formula="of:=[.F69]*32" office:value-type="float" office:value="1024">
            <text:p>1024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33">
            <text:p>33</text:p>
          </table:table-cell>
          <table:table-cell office:value-type="float" office:value="2000">
            <text:p>2,000</text:p>
          </table:table-cell>
          <table:table-cell table:formula="of:=[.F70]*32" office:value-type="float" office:value="1056">
            <text:p>105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34">
            <text:p>34</text:p>
          </table:table-cell>
          <table:table-cell office:value-type="float" office:value="2500">
            <text:p>2,500</text:p>
          </table:table-cell>
          <table:table-cell table:formula="of:=[.F71]*32" office:value-type="float" office:value="1088">
            <text:p>1088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35">
            <text:p>35</text:p>
          </table:table-cell>
          <table:table-cell office:value-type="float" office:value="3200">
            <text:p>3,200</text:p>
          </table:table-cell>
          <table:table-cell table:formula="of:=[.F72]*32" office:value-type="float" office:value="1120">
            <text:p>1120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36">
            <text:p>36</text:p>
          </table:table-cell>
          <table:table-cell office:value-type="float" office:value="4000">
            <text:p>4,000</text:p>
          </table:table-cell>
          <table:table-cell table:formula="of:=[.F73]*32" office:value-type="float" office:value="1152">
            <text:p>1152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37">
            <text:p>37</text:p>
          </table:table-cell>
          <table:table-cell office:value-type="float" office:value="5000">
            <text:p>5,000</text:p>
          </table:table-cell>
          <table:table-cell table:formula="of:=[.F74]*32" office:value-type="float" office:value="1184">
            <text:p>1184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38">
            <text:p>38</text:p>
          </table:table-cell>
          <table:table-cell office:value-type="float" office:value="6400">
            <text:p>6,400</text:p>
          </table:table-cell>
          <table:table-cell table:formula="of:=[.F75]*32" office:value-type="float" office:value="1216">
            <text:p>121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39">
            <text:p>39</text:p>
          </table:table-cell>
          <table:table-cell office:value-type="float" office:value="8000">
            <text:p>8,000</text:p>
          </table:table-cell>
          <table:table-cell table:formula="of:=[.F76]*32" office:value-type="float" office:value="1248">
            <text:p>1248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40">
            <text:p>40</text:p>
          </table:table-cell>
          <table:table-cell office:value-type="float" office:value="10000">
            <text:p>10,000</text:p>
          </table:table-cell>
          <table:table-cell table:formula="of:=[.F77]*32" office:value-type="float" office:value="1280">
            <text:p>1280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41">
            <text:p>41</text:p>
          </table:table-cell>
          <table:table-cell office:value-type="float" office:value="12500">
            <text:p>12,500</text:p>
          </table:table-cell>
          <table:table-cell table:formula="of:=[.F78]*32" office:value-type="float" office:value="1312">
            <text:p>1312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42">
            <text:p>42</text:p>
          </table:table-cell>
          <table:table-cell office:value-type="float" office:value="16000">
            <text:p>16,000</text:p>
          </table:table-cell>
          <table:table-cell table:formula="of:=[.F79]*32" office:value-type="float" office:value="1344">
            <text:p>1344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43">
            <text:p>43</text:p>
          </table:table-cell>
          <table:table-cell office:value-type="float" office:value="20000">
            <text:p>20,000</text:p>
          </table:table-cell>
          <table:table-cell table:formula="of:=[.F80]*32" office:value-type="float" office:value="1376">
            <text:p>137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44">
            <text:p>44</text:p>
          </table:table-cell>
          <table:table-cell office:value-type="float" office:value="25000">
            <text:p>25,000</text:p>
          </table:table-cell>
          <table:table-cell table:formula="of:=[.F81]*32" office:value-type="float" office:value="1408">
            <text:p>1408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45">
            <text:p>45</text:p>
          </table:table-cell>
          <table:table-cell office:value-type="float" office:value="32000">
            <text:p>32,000</text:p>
          </table:table-cell>
          <table:table-cell table:formula="of:=[.F82]*32" office:value-type="float" office:value="1440">
            <text:p>1440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46">
            <text:p>46</text:p>
          </table:table-cell>
          <table:table-cell office:value-type="float" office:value="40000">
            <text:p>40,000</text:p>
          </table:table-cell>
          <table:table-cell table:formula="of:=[.F83]*32" office:value-type="float" office:value="1472">
            <text:p>1472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47">
            <text:p>47</text:p>
          </table:table-cell>
          <table:table-cell office:value-type="float" office:value="50000">
            <text:p>50,000</text:p>
          </table:table-cell>
          <table:table-cell table:formula="of:=[.F84]*32" office:value-type="float" office:value="1504">
            <text:p>1504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48">
            <text:p>48</text:p>
          </table:table-cell>
          <table:table-cell office:value-type="float" office:value="64000">
            <text:p>64,000</text:p>
          </table:table-cell>
          <table:table-cell table:formula="of:=[.F85]*32" office:value-type="float" office:value="1536">
            <text:p>153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49">
            <text:p>49</text:p>
          </table:table-cell>
          <table:table-cell office:value-type="float" office:value="80000">
            <text:p>80,000</text:p>
          </table:table-cell>
          <table:table-cell table:formula="of:=[.F86]*32" office:value-type="float" office:value="1568">
            <text:p>1568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50">
            <text:p>50</text:p>
          </table:table-cell>
          <table:table-cell office:value-type="float" office:value="100000">
            <text:p>100,000</text:p>
          </table:table-cell>
          <table:table-cell table:formula="of:=[.F87]*32" office:value-type="float" office:value="1600">
            <text:p>16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 number:decimal-replacement=""/>
    </number:number-style>
    <number:number-style style:name="N122">
      <number:number number:decimal-places="1" number:min-integer-digits="1" number:decimal-replacement=""/>
    </number:number-style>
    <number:number-style style:name="N123">
      <number:number number:decimal-places="1" number:min-integer-digits="0" number:decimal-replacement=""/>
    </number:number-style>
    <number:number-style style:name="N124">
      <number:number number:decimal-places="1" number:min-integer-digits="1" number:decimal-replacement="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Sandbo</meta:initial-creator>
    <meta:creation-date>2012-06-25T22:29:09.26</meta:creation-date>
    <dc:date>2012-06-26T15:07:45.63</dc:date>
    <meta:editing-duration>PT51M25S</meta:editing-duration>
    <meta:editing-cycles>5</meta:editing-cycles>
    <meta:generator>LibreOffice/3.5$Windows_x86 LibreOffice_project/165a79a-7059095-e13bb37-fef39a4-9503d18</meta:generator>
    <meta:document-statistic meta:table-count="3" meta:cell-count="370" meta:object-count="0"/>
  </office:meta>
</office:document-meta>
</file>